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.setPath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Path.ClassPath( String [ ] path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Path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Path.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Path.setPathElements( String [ ] path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.getPa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Path.getPath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